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PMS – </text:span><text:span text:style-name="T2">National Production Monitoring System</text:span><text:span text:style-name="T1"> for Nigeria</text:span></text:p>
      <text:p text:style-name="P1">System to collect and monitor oil production data across Nigeria.</text:p>
      <text:p text:style-name="P1">.NET, C#, WinForms, Oracle, SQL</text:p>
      <text:p text:style-name="P1"/>
      <text:p text:style-name="P1"/>
      <text:p text:style-name="P1">Anaconda – Data Collection and Presentation System</text:p>
      <text:p text:style-name="P1">System for the collection and presentation of a variety of data types.</text:p>
      <text:p text:style-name="P1">.NET, C#, WPF, MAUI, SQL, WCF, C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4"><text:span text:style-name="T3">C# </text:span></text:p>
      <text:p text:style-name="P3"/>
      <text:p text:style-name="P3"/>
      <text:p text:style-name="P5">Handover Pack Compiler – File Collation Tool</text:p>
      <text:p text:style-name="P5">A console script to augment repetitive file collation.</text:p>
      <text:p text:style-name="P5">Python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8T18:45:30.246000000</dc:date>
    <meta:editing-duration>PT1H20M54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1" meta:word-count="142" meta:character-count="955" meta:non-whitespace-character-count="826"/>
  </office:meta>
</office:document-meta>
</file>